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166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167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2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16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9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170" style:family="table-cell" style:parent-style-name="Default" style:data-style-name="N4"/>
    <style:style style:name="ce12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5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1" office:value-type="string" calcext:value-type="string">
            <text:p>Check</text:p>
          </table:table-cell>
          <table:table-cell table:style-name="ce135" office:value-type="string" calcext:value-type="string">
            <text:p>Notes</text:p>
          </table:table-cell>
          <table:table-cell table:style-name="ce149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26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6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6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6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26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6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6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6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6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26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26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6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26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6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26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6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6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26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6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344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344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344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ce258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ce258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73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ce258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73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4</text:p>
          </table:table-cell>
          <table:table-cell table:style-name="ce258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5</text:p>
          </table:table-cell>
          <table:table-cell table:style-name="ce258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6</text:p>
          </table:table-cell>
          <table:table-cell table:style-name="ce258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73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73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9</text:p>
          </table:table-cell>
          <table:table-cell table:style-name="ce258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73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ce258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2</text:p>
          </table:table-cell>
          <table:table-cell table:style-name="ce258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3</text:p>
          </table:table-cell>
          <table:table-cell table:style-name="ce273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4</text:p>
          </table:table-cell>
          <table:table-cell table:style-name="ce258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5</text:p>
          </table:table-cell>
          <table:table-cell table:style-name="ce273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6</text:p>
          </table:table-cell>
          <table:table-cell table:style-name="ce273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7</text:p>
          </table:table-cell>
          <table:table-cell table:style-name="ce258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73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73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9</text:p>
          </table:table-cell>
          <table:table-cell table:style-name="ce258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73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21</text:p>
          </table:table-cell>
          <table:table-cell table:style-name="ce258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73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3" table:number-rows-repeated="1047474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098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301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-check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70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nk</text:p>
          </table:table-cell>
          <table:table-cell table:style-name="ce166" office:value-type="string" calcext:value-type="string">
            <text:p>Level</text:p>
          </table:table-cell>
          <table:table-cell table:style-name="ce5" office:value-type="string" calcext:value-type="string">
            <text:p>Comment</text:p>
          </table:table-cell>
          <table:table-cell table:style-name="ce124" office:value-type="string" calcext:value-type="string">
            <text:p>Check</text:p>
          </table:table-cell>
          <table:table-cell table:style-name="ce137" office:value-type="string" calcext:value-type="string">
            <text:p>Notes</text:p>
          </table:table-cell>
          <table:table-cell table:style-name="ce150" office:value-type="string" calcext:value-type="string">
            <text:p>EL</text:p>
          </table:table-cell>
          <table:table-cell table:style-name="ce5" office:value-type="string" calcext:value-type="string">
            <text:p>AntiCV</text:p>
          </table:table-cell>
        </table:table-row>
        <table:table-row table:style-name="ro1">
          <table:table-cell table:style-name="ce2"/>
          <table:table-cell table:style-name="ce257" office:value-type="string" calcext:value-type="string">
            <text:p>https://evertiq.com</text:p>
          </table:table-cell>
          <table:table-cell table:style-name="ce167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evertiq.se</text:p>
          </table:table-cell>
          <table:table-cell table:style-name="ce162" office:value-type="float" office:value="2" calcext:value-type="float">
            <text:p>2.00</text:p>
          </table:table-cell>
          <table:table-cell table:style-name="ce258" office:value-type="string" calcext:value-type="string">
            <text:p>not EL Polish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 office:value-type="string" calcext:value-type="string">
            <text:p>X</text:p>
          </table:table-cell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vertiq.de</text:p>
          </table:table-cell>
          <table:table-cell table:style-name="ce163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8" office:value-type="string" calcext:value-type="string">
            <text:p>to search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165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7" office:value-type="string" calcext:value-type="string">
            <text:p>to search</text:p>
          </table:table-cell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materialybudowlane.info.pl/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mazury.inf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kryptowaluty.info.pl/konferencja-infoshare-13-14-maja-w-gdansk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mieszkaniec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mierzyn24.pl/news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motocykle125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rzedsiebiorcy.e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porozmawiajmy.tv/staroslowianska-wiedza-wielkiej-tradycji-polnocy-grzegorz-skur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drogach.pl/test-opon-letnich-215-55-r17-gtu-2020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polskaizbabranzypogrzebowej.pl</text:p>
          </table:table-cell>
          <table:table-cell table:style-name="ce163" office:value-type="float" office:value="1" calcext:value-type="float">
            <text:p>1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lnocna.tv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polonia-peterborough.uk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radiozw.com.pl/gosciem-radia-zw-byl-wlodzimierz-stochnialek-soltys-strojca-gm-praszk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strims.world/CuprumLubinCzarniRadom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 office:value-type="string" calcext:value-type="string">
            <text:p>?</text:p>
          </table:table-cell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nanarty.info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aszafloryd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naszabramow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abc-dachy.pl/index2.php?site=publikacje&amp;dzial=Folie%20dachowe&amp;baza=folie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abcvideo.cc/epl8j5wrzp4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kronikamontrealska.com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lubanski.eu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sportprojekt.info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irenakuczynska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-pingpong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hdtvpolsk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infokrakow24.pl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infobusk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izycko.info.pl/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kobietaigolf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wojrad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ultusk24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owinynyskie.c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3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www.maniak.tv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www.flvto.biz/pl76/how-to/how-to-install-chrome-plugin-win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superportal24.pl/gryficki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2" office:value-type="string" calcext:value-type="string">
            <text:p><text:span text:style-name="T3"><text:a xlink:href="https://2conv.com/pl53/terms/" xlink:type="simple">https://2conv.com/pl53/terms/</text:a></text:span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164"/>
          <table:table-cell table:style-name="ce24" office:value-type="string" calcext:value-type="string">
            <text:p>https://xlomza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s://epainfo.pl/wosp-pabianice-2020-zobacz-pelny-harmonogram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olishexpress.com.au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kk24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8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12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6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6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6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 office:value-type="string" calcext:value-type="string">
            <text:p>DONE</text:p>
          </table:table-cell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 office:value-type="string" calcext:value-type="string">
            <text:p>money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money.pl,moneyv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 office:value-type="string" calcext:value-type="string">
            <text:p>moneyv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 office:value-type="string" calcext:value-type="string">
            <text:p>finans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moto.wp.pl,finans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 office:value-type="string" calcext:value-type="string">
            <text:p>moto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 office:value-type="string" calcext:value-type="string">
            <text:p>kobieta.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gry.wp.pl,kobiet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 office:value-type="string" calcext:value-type="string">
            <text:p>gry.wp.pl</text:p>
          </table:table-cell>
          <table:table-cell table:style-name="ce587" office:value-type="string" calcext:value-type="string">
            <text:p>ACCEPT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 office:value-type="string" calcext:value-type="string">
            <text:p>twojeip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`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 office:value-type="string" calcext:value-type="string">
            <text:p>parenting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parenting.pl#$#abort-on-property-read slot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 office:value-type="string" calcext:value-type="string">
            <text:p>wiadomosci.wp.pl</text:p>
          </table:table-cell>
          <table:table-cell table:style-name="ce586" office:value-type="string" calcext:value-type="string">
            <text:p>ACCEPT</text:p>
          </table:table-cell>
          <table:table-cell table:style-name="ce344" office:value-type="string" calcext:value-type="string">
            <text:p>wiadomosci.wp.pl#$#abort-on-property-read pbjsChunk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20" table:default-cell-style-name="ce302"/>
        <table:table-column table:style-name="co15" table:visibility="collapse" table:default-cell-style-name="ce302"/>
        <table:table-column table:style-name="co21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490"/>
        <table:table-column table:style-name="co25" table:default-cell-style-name="ce302"/>
        <table:table-column table:style-name="co12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85"/>
          <table:table-cell table:style-name="ce492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ADVERT</text:p>
          </table:table-cell>
          <table:table-cell table:style-name="ce455" office:value-type="string" calcext:value-type="string">
            <text:p>https://zywienie.abczdrowie.pl/kolendra-wlasciwosci-odzywcze-zastosowanie</text:p>
          </table:table-cell>
          <table:table-cell table:style-name="ce485" office:value-type="string" calcext:value-type="string">
            <text:p>.contentstream-ba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com" calcext:value-type="string">
            <text:p>com</text:p>
          </table:table-cell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55" office:value-type="string" calcext:value-type="string">
            <text:p>forum.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TO SUBMIT</text:p>
          </table:table-cell>
          <table:table-cell table:style-name="ce441" office:value-type="string" calcext:value-type="string">
            <text:p>https://parenting.pl/baby-blues-nie-boj-sie-prosic-o-wsparci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TO SUBMIT</text:p>
          </table:table-cell>
          <table:table-cell table:style-name="ce455" office:value-type="string" calcext:value-type="string">
            <text:p>FIX AGAIN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TO SUBMI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ADVERT</text:p>
          </table:table-cell>
          <table:table-cell table:style-name="ce441" office:value-type="string" calcext:value-type="string">
            <text:p>https://gwiazdy.wp.pl/renata-kaczoruk-znowu-zaskakuje-pokazala-odwazne-zdjecia-6547894606838400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TO SUBMI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TO SUBMIT</text:p>
          </table:table-cell>
          <table:table-cell table:style-name="ce441" office:value-type="string" calcext:value-type="string">
            <text:p>FIX AGAIN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ADVERT</text:p>
          </table:table-cell>
          <table:table-cell table:style-name="ce441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ADVERT</text:p>
          </table:table-cell>
          <table:table-cell table:style-name="ce455" office:value-type="string" calcext:value-type="string">
            <text:p>https://turystyka.wp.pl/kruszyniany-zobacz-jak-wyglada-najbardziej-tatarska-wies-w-polsce-6547891877926529v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 office:value-type="string" calcext:value-type="string">
            <text:p>fotoblog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/>
          <table:table-cell table:style-name="ce441" office:value-type="string" calcext:value-type="string">
            <text:p>moneyv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5:28:07.77066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17T16:06:36.294158647</dc:date>
    <meta:editing-cycles>141</meta:editing-cycles>
    <meta:editing-duration>PT19H49M31S</meta:editing-duration>
    <meta:generator>LibreOffice/6.0.7.3$Linux_X86_64 LibreOffice_project/00m0$Build-3</meta:generator>
    <meta:document-statistic meta:table-count="5" meta:cell-count="70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